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ocalizedIllegalArgumentException.getLocalizedMessag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lizedIllegalArgumentException.setLocalizedMessage( String localized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lizedIllegalArgumentException.LocalizedIllegalArgument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lizedIllegalArgumentException.LocalizedIllegalArgumentException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